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8.592cm"/>
    </style:style>
    <style:style style:name="Tabela1.B" style:family="table-column">
      <style:table-column-properties style:column-width="8.408cm"/>
    </style:style>
    <style:style style:name="Tabela1.A1" style:family="table-cell">
      <style:table-cell-properties style:vertical-align="middle" fo:padding="0.176cm" fo:border="1pt solid #ffffff"/>
    </style:style>
    <style:style style:name="P1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2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4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4a86e8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5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4a86e8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7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4a86e8" style:font-name="Arial" fo:font-size="12pt" fo:font-style="normal" style:text-underline-style="solid" style:text-underline-width="auto" style:text-underline-color="font-color" fo:font-weight="bold" officeooo:paragraph-rsid="0011eb03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11eb03" officeooo:paragraph-rsid="0011eb03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1eb03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eb03" officeooo:paragraph-rsid="0011eb03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b1bb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1bb" officeooo:paragraph-rsid="0012b1bb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1eb0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officeooo:rsid="0011eb0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officeooo:rsid="0012b1bb" style:text-blinking="false" fo:background-color="transparent" loext:char-shading-value="0"/>
    </style:style>
    <style:style style:name="T9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color="#000000" style:text-line-through-style="none" style:text-line-through-type="none" fo:font-size="11pt" style:text-underline-style="none" fo:font-weight="normal" officeooo:rsid="0011eb03" style:text-blinking="false"/>
    </style:style>
    <style:style style:name="T11" style:family="text">
      <style:text-properties officeooo:rsid="0012b1bb"/>
    </style:style>
    <style:style style:name="T12" style:family="text">
      <style:text-properties officeooo:rsid="00149bd2"/>
    </style:style>
    <style:style style:name="T13" style:family="text">
      <style:text-properties officeooo:rsid="0014b78c"/>
    </style:style>
    <style:style style:name="T14" style:family="text">
      <style:text-properties officeooo:rsid="00159a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8f47a2b-7fff-4a6e-786e-8a169bd67f44"/>One-page design document</text:p>
      <text:h text:style-name="P4" text:outline-level="2">Game Identity / Mantra:</text:h>
      <text:p text:style-name="P8"><text:span text:style-name="T5">Working is better than perfect. Make minimal and then polish.</text:span></text:p>
      <text:h text:style-name="P4" text:outline-level="2">Design Pillars:</text:h>
      <text:p text:style-name="P3"><text:span text:style-name="T2">Story, action, decisions.</text:span></text:p>
      <text:h text:style-name="P4" text:outline-level="2">Genre/Story/Mechanics Summary:</text:h>
      <text:p text:style-name="P8"><text:span text:style-name="T1">Telltale game like, Opowiedzenie historii oraz wpływanie na nią poprzez pomniejsze elementy, bądź decyzje w grze.</text:span></text:p>
      <text:p text:style-name="P9"><text:span text:style-name="T2">Wybuch nuklearny na niskiej atmosferze zmienił ludzi. Młodzież zaczęła świrować, Ci którzy byli skazani na śmierć w wyniku choroby zostali wzmocnieni, mają nadnaturalne umiejętności. Większość dorosłych nie żyje, elektronika padła.</text:span></text:p>
      <text:h text:style-name="P4" text:outline-level="2">Features:</text:h>
      <text:p text:style-name="P13">*poruszanie postacią w trójwymiarze. Z wykorzystaniem myszki oraz klawiatury.</text:p>
      <text:p text:style-name="P13">*Interakcje z przedmiotami.</text:p>
      <text:p text:style-name="P13">*<text:span text:style-name="T12">Utworzenie NPC</text:span></text:p>
      <text:p text:style-name="P13">*<text:span text:style-name="T12">Utworzenie systemu poparcia u NPC wynikające z podejmowanych decyzji</text:span></text:p>
      <text:p text:style-name="P13">*Interaktywne cutscenki z krzyżem wyboru dialogu.</text:p>
      <text:p text:style-name="P13">*<text:span text:style-name="T13">Intermolowane animacje mowy wynikające z dialogu.</text:span></text:p>
      <text:p text:style-name="P13">*<text:span text:style-name="T13">System ekwipunku.</text:span></text:p>
      <text:p text:style-name="P12"><text:span text:style-name="T11">*System stanu postaci (jedzenie, woda).</text:span></text:p>
      <text:h text:style-name="P4" text:outline-level="2">Interface:</text:h>
      <text:p text:style-name="P10">Klawiatura (WSAD) + myszka</text:p>
      <text:h text:style-name="P7" text:outline-level="2">Art Style:</text:h>
      <text:h text:style-name="P7" text:outline-level="2"><text:span text:style-name="T10">##TODO</text:span></text:h>
      <text:p text:style-name="P11">Include references to lots of images and games that have a similar aesthetic to what you're trying to achieve.</text:p>
      <text:p text:style-name="P10">##TODO</text:p>
      <text:h text:style-name="P4" text:outline-level="2"><text:soft-page-break/>Music/Sound:</text:h>
      <text:p text:style-name="P10">Delikatna muzyka postapokaliptyczna, trzymająca klimat, pozwalająca na wczucie się w muzykę, głównie gitara. Autorskie kombinacje.</text:p>
      <text:h text:style-name="P4" text:outline-level="2">Development Roadmap / Launch Criteria:</text:h>
      <text:p text:style-name="P3"><text:span text:style-name="T3">Platform:</text:span><text:span text:style-name="T6"> </text:span><text:span text:style-name="T7">Desktop<text:tab/></text:span><text:span text:style-name="T6"> </text:span><text:span text:style-name="T3">Audience:</text:span><text:span text:style-name="T6"> <text:s/></text:span><text:span text:style-name="T8">młodzież w wieku akademickim, zainteresowana sztuką</text:span><text:span text:style-name="T1">.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<text:span text:style-name="T3">Milestone 1:</text:span><text:span text:style-name="T6"> </text:span><text:span text:style-name="T4">Mechanics complete - 0/0/00</text:span></text:p>
            <text:p text:style-name="P1"><text:span text:style-name="T3">Milestone 2:</text:span><text:span text:style-name="T6"> </text:span><text:span text:style-name="T4">Boss fights complete - 0/0/00</text:span></text:p>
            <text:p text:style-name="P1"><text:span text:style-name="T3">Milestone 3:</text:span><text:span text:style-name="T6"> </text:span><text:span text:style-name="T4">Levels complete -  0/0/00</text:span></text:p>
          </table:table-cell>
          <table:table-cell table:style-name="Tabela1.A1" office:value-type="string">
            <text:p text:style-name="P1"><text:span text:style-name="T3">Milestone 4:</text:span><text:span text:style-name="T6"> </text:span><text:span text:style-name="T4">Polish complete - 0/0/00</text:span></text:p>
            <text:p text:style-name="P2">---------------------------</text:p>
            <text:p text:style-name="P1"><text:span text:style-name="T9">Launch Day:</text:span><text:span text:style-name="T6"> </text:span><text:span text:style-name="T4">0/0/0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2:37:27.684000000</meta:creation-date>
    <dc:date>2019-09-20T15:09:58.103000000</dc:date>
    <meta:editing-duration>PT49M44S</meta:editing-duration>
    <meta:editing-cycles>4</meta:editing-cycles>
    <meta:generator>LibreOffice/6.0.4.2$Windows_x86 LibreOffice_project/9b0d9b32d5dcda91d2f1a96dc04c645c450872bf</meta:generator>
    <meta:document-statistic meta:table-count="1" meta:image-count="0" meta:object-count="0" meta:page-count="2" meta:paragraph-count="33" meta:word-count="200" meta:character-count="1507" meta:non-whitespace-character-count="1337"/>
  </office:meta>
</office:document-meta>
</file>